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5: access control to sub systems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5979620932005688401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6607352549116340941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1927129932909987979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6:58.13</dc:date>
    <dc:creator>Arvind Srivastava</dc:creator>
    <meta:editing-duration>PT51M1S</meta:editing-duration>
    <meta:editing-cycles>11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9" meta:character-count="535"/>
  </office:meta>
</office:document-meta>
</file>